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style:style style:name="T2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Przyjdź Ojcze</text:span><text:span text:style-name="T1"><text:line-break/></text:span><text:span text:style-name="T1">z łaską </text:span><text:span text:style-name="T1">i miłością</text:span><text:span text:style-name="T1"><text:line-break/></text:span><text:span text:style-name="T1">Przygarnij nas,</text:span><text:span text:style-name="T1"><text:line-break/></text:span><text:span text:style-name="T1">jesteśmy Twymi dzieć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1cm" presentation:class="title" presentation:user-transformed="true">
          <draw:text-box>
            <text:p text:style-name="P4"><text:span text:style-name="T1">Oddajemy Tobie chwałę</text:span><text:span text:style-name="T1"><text:line-break/></text:span><text:span text:style-name="T1">przez Jezusa </text:span><text:span text:style-name="T1">Twego Syna</text:span><text:span text:style-name="T1"><text:line-break/></text:span><text:span text:style-name="T1">i wielbimy Imię Twoje</text:span><text:span text:style-name="T1"><text:line-break/></text:span><text:span text:style-name="T1">pośród n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Wznosimy </text:span><text:span text:style-name="T1">Kielich Zbawienia</text:span><text:span text:style-name="T1"><text:line-break/></text:span><text:span text:style-name="T1">z dziękczynieniem</text:span><text:span text:style-name="T1"><text:line-break/></text:span><text:span text:style-name="T1">wielbimy Ciebie</text:span><text:span text:style-name="T1"><text:line-break/></text:span><text:span text:style-name="T1">z całą ziemią i nieb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1cm" presentation:class="title" presentation:user-transformed="true">
          <draw:text-box>
            <text:p text:style-name="P4"><text:span text:style-name="T1">Oddajemy Tobie chwałę</text:span><text:span text:style-name="T1"><text:line-break/></text:span><text:span text:style-name="T1">przez Jezusa </text:span><text:span text:style-name="T1">Twego Syna</text:span><text:span text:style-name="T1"><text:line-break/></text:span><text:span text:style-name="T1">i wielbimy Imię Twoje</text:span><text:span text:style-name="T1"><text:line-break/></text:span><text:span text:style-name="T1">pośród n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4"><text:span text:style-name="T1">Stajemy </text:span><text:span text:style-name="T1">przed Twym tronem,</text:span><text:span text:style-name="T1"><text:line-break/></text:span><text:span text:style-name="T1">Panie nasz</text:span><text:span text:style-name="T1"><text:line-break/></text:span><text:span text:style-name="T2">To jest łaski Twej</text:span><text:span text:style-name="T2"><text:line-break/></text:span><text:span text:style-name="T2">i zbawienia czas</text:span><text:span text:style-name="T2"><text:line-break/></text:span><text:span text:style-name="T2">To jest łaski Twej</text:span><text:span text:style-name="T2"><text:line-break/></text:span><text:span text:style-name="T2">i Kościoła cz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2cm" presentation:class="title" presentation:user-transformed="true">
          <draw:text-box>
            <text:p text:style-name="P4"><text:span text:style-name="T1">Oddajemy Tobie chwałę</text:span><text:span text:style-name="T1"><text:line-break/></text:span><text:span text:style-name="T1">przez Jezusa </text:span><text:span text:style-name="T1">Twego Syna</text:span><text:span text:style-name="T1"><text:line-break/></text:span><text:span text:style-name="T1">i wielbimy Imię Twoje</text:span><text:span text:style-name="T1"><text:line-break/></text:span><text:span text:style-name="T1">pośród n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20:34:11</meta:creation-date>
    <dc:creator>Rafał Talacha</dc:creator>
    <dc:date>2009-01-27T15:58:22</dc:date>
    <dc:language>pl-PL</dc:language>
    <meta:editing-cycles>6</meta:editing-cycles>
    <meta:editing-duration>PT3M21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